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59.99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07.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ixhawk_2_Cube_80-Pin_Hea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ixhawk_2_Cube_80-Pin_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id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U-SWDI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MU-~LED_AMB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MU-SWCL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2C_2_SDA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~EXTERN_C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2C_2_SC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MU-~RESE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_L_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DD_SERVO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N_H_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TERN_DRD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RIAL_5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IAL_5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RIAL_4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RIAL_4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_3V3_SPECTRUM_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RIAL_3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EASSURE_SENS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RIAL_3_T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X_BATT_VOLTAGE_SEN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X_BATT_CURRENT_SEN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-VDD_3V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~VDD_5V_PERIPH_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-~LED_SAFETY_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IAL2_RT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TG_DP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RIAL2_CT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TG_DM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RIAL2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2C_1_SDA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RIAL2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2C_1_SC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RIAL1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N_L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RIAL1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_H_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RIAL1_RT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~VDD_5V_PERIPH_O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RIAL1_CT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~VDD_5V_HIPOWER_OC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O-USART1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ATT_VOLTAGE_SENS_PRO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O-USART1_RX_SPECTRUM_DS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TT_CURRENT_SENS_PRO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sing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MU-CH1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I_EXT_MOS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MU-CH2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DD_SERV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MU-CH3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~VDD_BRICK_VALI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MU-CH4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~VDD_BACKUP_VALI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MU-CH5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~VBUS_VALI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MU-CH6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MU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_5V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PM-SBUS-PRO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DD_5V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.BUS_OU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O-VDD_5V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O-CH8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PI_EXT_MIS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O-CH7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O-SWDI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1wire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O-CH6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O-SWCL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1wire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O-CH5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PI_EXT_SC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O-CH4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O-~RESE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O-CH3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N_L_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O-CH2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N_H_1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O-CH1-PRO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lef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.00.0000</text:date>, <text:time style:data-style-name="N2" text:time-value="08:35:10.079640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01T08:44:09.622185044</dc:date>
    <meta:editing-duration>PT8M59S</meta:editing-duration>
    <meta:editing-cycles>3</meta:editing-cycles>
    <meta:document-statistic meta:table-count="1" meta:cell-count="406" meta:object-count="0"/>
  </office:meta>
</office:document-meta>
</file>